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38023" officeooo:paragraph-rsid="00138023"/>
    </style:style>
    <style:style style:name="P2" style:family="paragraph" style:parent-style-name="Standard">
      <style:text-properties fo:color="#000000" loext:opacity="100%" officeooo:rsid="001494f2" officeooo:paragraph-rsid="001494f2"/>
    </style:style>
    <style:style style:name="P3" style:family="paragraph" style:parent-style-name="Standard">
      <style:text-properties fo:color="#000000" loext:opacity="100%" officeooo:paragraph-rsid="001494f2"/>
    </style:style>
    <style:style style:name="P4" style:family="paragraph" style:parent-style-name="Standard">
      <style:text-properties fo:color="#000000" loext:opacity="100%" officeooo:rsid="0018eb5b" officeooo:paragraph-rsid="0018eb5b"/>
    </style:style>
    <style:style style:name="P5" style:family="paragraph" style:parent-style-name="Standard">
      <style:text-properties fo:color="#000000" loext:opacity="100%" officeooo:rsid="0018eb5b" officeooo:paragraph-rsid="00138023"/>
    </style:style>
    <style:style style:name="P6" style:family="paragraph" style:parent-style-name="Standard">
      <style:text-properties fo:color="#000000" loext:opacity="100%" officeooo:rsid="0018eb5b" officeooo:paragraph-rsid="0020a936"/>
    </style:style>
    <style:style style:name="P7" style:family="paragraph" style:parent-style-name="Standard">
      <style:text-properties fo:color="#000000" loext:opacity="100%" style:text-line-through-style="none" style:text-line-through-type="none" officeooo:rsid="0018eb5b" officeooo:paragraph-rsid="0018eb5b"/>
    </style:style>
    <style:style style:name="P8" style:family="paragraph" style:parent-style-name="Standard">
      <style:text-properties fo:color="#000000" loext:opacity="100%" style:text-line-through-style="none" style:text-line-through-type="none" officeooo:rsid="001d7ea6" officeooo:paragraph-rsid="001d7ea6"/>
    </style:style>
    <style:style style:name="P9" style:family="paragraph" style:parent-style-name="Standard">
      <style:text-properties fo:color="#000000" loext:opacity="100%" officeooo:rsid="001aa4d2" officeooo:paragraph-rsid="001aa4d2"/>
    </style:style>
    <style:style style:name="P10" style:family="paragraph" style:parent-style-name="Standard">
      <style:text-properties fo:color="#000000" loext:opacity="100%" officeooo:rsid="001bff11" officeooo:paragraph-rsid="001bff11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494f2" officeooo:paragraph-rsid="001494f2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1494f2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20a936" style:font-size-asian="12pt" style:font-size-complex="12pt"/>
    </style:style>
    <style:style style:name="P14" style:family="paragraph" style:parent-style-name="Standard">
      <style:text-properties fo:color="#000000" loext:opacity="100%" style:text-line-through-style="none" style:text-line-through-type="none" officeooo:rsid="001d7ea6" officeooo:paragraph-rsid="001d7ea6"/>
    </style:style>
    <style:style style:name="P15" style:family="paragraph" style:parent-style-name="Standard">
      <style:text-properties fo:color="#000000" loext:opacity="100%" officeooo:rsid="00138023" officeooo:paragraph-rsid="00138023"/>
    </style:style>
    <style:style style:name="P16" style:family="paragraph" style:parent-style-name="Standard">
      <style:text-properties fo:color="#000000" loext:opacity="100%" officeooo:rsid="00138023" officeooo:paragraph-rsid="001d7ea6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24pt" officeooo:rsid="0026c977" officeooo:paragraph-rsid="0026c977" style:font-size-asian="24pt" style:font-size-complex="24pt"/>
    </style:style>
    <style:style style:name="T1" style:family="text">
      <style:text-properties officeooo:rsid="001494f2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494f2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65e66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d7ea6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f6493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20a936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228fc5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2312e4" style:font-size-asian="12pt" style:font-size-complex="12pt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officeooo:rsid="001494f2" style:font-size-asian="12pt" style:font-size-complex="12pt"/>
    </style:style>
    <style:style style:name="T12" style:family="text">
      <style:text-properties style:font-name="Liberation Serif" officeooo:rsid="001494f2"/>
    </style:style>
    <style:style style:name="T13" style:family="text">
      <style:text-properties style:font-name="Liberation Serif" fo:font-size="12pt" officeooo:rsid="001494f2" style:font-size-asian="12pt" style:font-size-complex="12pt"/>
    </style:style>
    <style:style style:name="T14" style:family="text">
      <style:text-properties officeooo:rsid="00149a9f"/>
    </style:style>
    <style:style style:name="T15" style:family="text">
      <style:text-properties officeooo:rsid="00165e66"/>
    </style:style>
    <style:style style:name="T16" style:family="text">
      <style:text-properties officeooo:rsid="0017bb3d"/>
    </style:style>
    <style:style style:name="T17" style:family="text">
      <style:text-properties officeooo:rsid="0018eb5b"/>
    </style:style>
    <style:style style:name="T18" style:family="text">
      <style:text-properties officeooo:rsid="001aa4d2"/>
    </style:style>
    <style:style style:name="T19" style:family="text">
      <style:text-properties officeooo:rsid="001bff11"/>
    </style:style>
    <style:style style:name="T20" style:family="text">
      <style:text-properties officeooo:rsid="001d7ea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8eb5b" style:font-weight-asian="bold" style:font-weight-complex="bold"/>
    </style:style>
    <style:style style:name="T23" style:family="text">
      <style:text-properties fo:font-weight="normal" officeooo:rsid="0018eb5b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 fo:font-weight="bold" officeooo:rsid="001494f2" style:font-weight-asian="bold" style:font-weight-complex="bold"/>
    </style:style>
    <style:style style:name="T26" style:family="text">
      <style:text-properties officeooo:rsid="001f6493"/>
    </style:style>
    <style:style style:name="T27" style:family="text">
      <style:text-properties officeooo:rsid="002312e4"/>
    </style:style>
    <style:style style:name="T28" style:family="text">
      <style:text-properties officeooo:rsid="00239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2">P</text:span><text:span text:style-name="T21">ERSONAS E SCENARIOS</text:span></text:p>
      <text:p text:style-name="P1"><text:span text:style-name="T22"/></text:p>
      <text:p text:style-name="P1"><text:span text:style-name="T22">1)</text:span><text:span text:style-name="T17"> </text:span><text:span text:style-name="T21">Giacomo</text:span>, 24 anni, studente universitario <text:span text:style-name="T14">che frequenta il corso di</text:span> laurea magistrale in <text:span text:style-name="T14">F</text:span>isica. Vive a Forlì. <text:span text:style-name="T14">Fidanzato con Stefania. </text:span>Appassionato di videogiochi già da bambino, <text:span text:style-name="T28">nel tempo libero, oltre a giocare, </text:span><text:span text:style-name="T14">cerca di </text:span><text:span text:style-name="T15">trasmettere ad altre persone la sua passione.</text:span></text:p>
      <text:p text:style-name="P5"/>
      <text:p text:style-name="P1"><text:span text:style-name="T24">Obiettivi</text:span>:</text:p>
      <text:p text:style-name="P1">-<text:span text:style-name="T15">Condividere </text:span>con altre persone <text:span text:style-name="T1">(tra cui i suoi amici)</text:span> i ricordi d<text:span text:style-name="T15">elle sue esperienze con i</text:span> videogiochi</text:p>
      <text:p text:style-name="P1">-<text:span text:style-name="T15">Avere discussioni riguardo a vari giochi </text:span><text:span text:style-name="T16">con persone che hanno conoscenze in materia</text:span></text:p>
      <text:p text:style-name="P1"/>
      <text:p text:style-name="P4"><text:span text:style-name="T24">Difficoltà</text:span>:</text:p>
      <text:p text:style-name="P4">-<text:span text:style-name="T19">Vuole poter </text:span><text:span text:style-name="T20">esprimersi e vedere le opinioni di altri</text:span><text:span text:style-name="T19"> sia da pc che da smartphone</text:span></text:p>
      <text:p text:style-name="P7"><text:span text:style-name="T18">-Non apprezza le notifiche push, </text:span><text:span text:style-name="T27">dato che vengono usate da molte applicazioni del suo smartphone, perciò</text:span><text:span text:style-name="T18"> preferisce </text:span><text:span text:style-name="T27">ricevere notifiche via </text:span><text:span text:style-name="T18">email</text:span></text:p>
      <text:p text:style-name="P7"/>
      <text:p text:style-name="P8"><text:span text:style-name="T24">Scenario</text:span>: Giacomo vuole postare un proprio ricordo riguardo al gioco Super Mario World che ha giocato sin da quando aveva 5 anni sul suo Game Boy Adavance. Accede al Life&amp;Games da smartphone e dal suo profilo sceglie l’opzione “Nuovo Post”. Dopo avere scritto un commento, sceglie un screenshot adatto e posta. Dopo qualche ora riceve via mail la notifica di aver ricevuto un like e un commento da un altro utente, a cui poi risponde da pc, iniziando una discussione.</text:p>
      <text:p text:style-name="P1"/>
      <text:p text:style-name="P1"/>
      <text:p text:style-name="P1"/>
      <text:p text:style-name="P1"/>
      <text:p text:style-name="P1"><text:span text:style-name="T22">2)</text:span><text:span text:style-name="T17"> </text:span><text:span text:style-name="T21">Stefania</text:span>, 23 anni, studentessa universitaria <text:span text:style-name="T14">che frequenta il corso di</text:span> laurea magistrale in Filosofia. Vive a Ferrara. Fidanzata <text:span text:style-name="T14">con</text:span> Giacomo. Giocatrice di videogiochi ma non appassionata, <text:span text:style-name="T15">cerca di tenersi più informata per stare al passo con il suo fidanzato.</text:span></text:p>
      <text:p text:style-name="P1"/>
      <text:p text:style-name="P1"><text:span text:style-name="T24">Obiettivi</text:span>:</text:p>
      <text:p text:style-name="P1">-Farsi un’idea su cosa regalare al <text:span text:style-name="T16">fidanzato</text:span> basandosi sulle opinioni e post di altri</text:p>
      <text:p text:style-name="P1">-<text:span text:style-name="T16">Capire meglio gli interessi del fidanzato</text:span></text:p>
      <text:p text:style-name="P1"/>
      <text:p text:style-name="P9"><text:span text:style-name="T24">Difficoltà</text:span>:</text:p>
      <text:p text:style-name="P9">-<text:span text:style-name="T19">Non avendo grande esperienza di videogiochi trova difficoltà a trovare </text:span><text:span text:style-name="T20">le informazioni che le servono</text:span></text:p>
      <text:p text:style-name="P9"/>
      <text:p text:style-name="P8"><text:span text:style-name="T24">Scenario</text:span>: Stefania vuole trovare ispirazione per comprare un regalo al suo ragazzo, quindi si logga a Life&amp;Games da smartphone e dalla propria schermata home cerca di trovare qualcosa che possa interessare a Giacomo. Dopo aver impiegato <text:span text:style-name="T26">diverso tempo nella schermata home, prova a usare la funzionalità esplora per trovare il profilo del ragazzo e i post che gli piacciono. Da lì trova che a Giacomo piace Ghosts ‘n Goblins e decide di regalargli l’ultimo titolo della serie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  <text:p text:style-name="P2"><text:soft-page-break/><text:span text:style-name="T22">3)</text:span><text:span text:style-name="T23"> </text:span><text:span text:style-name="T21">Matteo</text:span>, 15 anni, studente del liceo Petrarca di Trieste, dove vive. Persona solitaria, appassionata di videogiochi. <text:span text:style-name="T16">Vorrebbe aver modo di trovare persone che hanno degli interessi simili ai suoi in un ambiente tranquillo.</text:span></text:p>
      <text:p text:style-name="P2"/>
      <text:p text:style-name="P2"><text:span text:style-name="T24">Obiettivi</text:span>:</text:p>
      <text:p text:style-name="P2">-Conoscere nuove persone con gli stessi interessi</text:p>
      <text:p text:style-name="P2">-<text:span text:style-name="T15">Trovare nuovi giochi da provare</text:span></text:p>
      <text:p text:style-name="P2"/>
      <text:p text:style-name="P10"><text:span text:style-name="T24">Difficoltà</text:span>:</text:p>
      <text:p text:style-name="P10">- È timido e ha difficoltà ad approcciare nuove persone <text:span text:style-name="T20">dal vivo</text:span></text:p>
      <text:p text:style-name="P10"/>
      <text:p text:style-name="P8"><text:span text:style-name="T24">Scenario</text:span>: <text:span text:style-name="T26">Matteo dopo aver tentato di entrare in vari gruppi del proprio liceo, decide di usare Life&amp;Games. Dopo essersi loggato, cerca via tag dalla schermata esplora una delle serie di giochi che preferisce, ovvero Pokémon e da lì trova dei post legati alla serie. Lì trova il profilo di un altro utente, guarda i suoi post, li commenta e decide di seguirlo. Dopo qualche giorno riceve la notifica del follow dell’altro utente. </text:span></text:p>
      <text:p text:style-name="P8"/>
      <text:p text:style-name="P8"/>
      <text:p text:style-name="P8"/>
      <text:p text:style-name="P8"/>
      <text:p text:style-name="P8"/>
      <text:p text:style-name="P1"/>
      <text:p text:style-name="P3"><text:span text:style-name="T22">4)</text:span><text:span text:style-name="T17"> </text:span><text:span text:style-name="T25">Carlo</text:span><text:span text:style-name="T1">, 35 anni, </text:span><text:span text:style-name="T20">nuovo </text:span><text:span text:style-name="T15">dipendente </text:span><text:span text:style-name="T12">de</text:span><text:span text:style-name="T13">lla </text:span><text:span text:style-name="T2">Aquatik Studios. </text:span><text:span text:style-name="T4">Vive a Bergamo.</text:span><text:span text:style-name="T2"> </text:span><text:span text:style-name="T3">Cerca di tenersi informato sulle opinioni dei fan di videogiochi per il suo lavoro, </text:span><text:span text:style-name="T4">che consiste nel consigliare le aziende videoludiche.</text:span></text:p>
      <text:p text:style-name="P11"/>
      <text:p text:style-name="P2"><text:span text:style-name="T10">Obiettivi</text:span><text:span text:style-name="T2">:</text:span></text:p>
      <text:p text:style-name="P11">-Capire quali opinioni sono prevalenti su giochi, meccaniche… per poter consigliare meglio gli sviluppatori</text:p>
      <text:p text:style-name="P2"><text:span text:style-name="T2">-</text:span><text:span text:style-name="T5">Sviluppare conoscenze di videogiochi che sono utili per il suo lavoro</text:span></text:p>
      <text:p text:style-name="P12"/>
      <text:p text:style-name="P6"><text:span text:style-name="T11">D</text:span><text:span text:style-name="T10">ifficoltà</text:span><text:span text:style-name="T2">:</text:span></text:p>
      <text:p text:style-name="P6"><text:span text:style-name="T2">-</text:span><text:span text:style-name="T5">Ritiene che molti social network mistifichino le opinioni di molti utenti, che spesso non sanno di ciò che parlano</text:span></text:p>
      <text:p text:style-name="P13">-Non ha grandi conoscenze in materia su cui basarsi</text:p>
      <text:p text:style-name="P12"/>
      <text:p text:style-name="P8"><text:span text:style-name="T10">Scenario</text:span><text:span text:style-name="T5">: </text:span><text:span text:style-name="T6">Carlo </text:span><text:span text:style-name="T7">ha trovato un posto di lavoro presso la Aquatik Studios. Ha bisogno per il suo posto di lavoro di capire il sentimento dei giocatori per aiutare le aziende videoludiche a fare scelte importanti su cosa sviluppare o quali meccaniche usare nei loro prossimi titoli. </text:span><text:span text:style-name="T9">D</text:span><text:span text:style-name="T7">ecide, </text:span><text:span text:style-name="T8">assieme all’azienda per cui lavora,</text:span><text:span text:style-name="T7"> di creare un account su Life&amp;Games per avere un’idea più chiara. Usando la funzionalità esplora cerca tramite tag il nome della serie di cui l’azienda cliente vuole creare un nuovo titolo, ovvero Shinobi, e guarda i post che sono venuti fuori dalla query, trova alcune opinioni riguardo alle meccaniche più o meno riuscite di alcuni titoli della serie e da questi si basa per poter fornire consigli alla azienda cli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16:22:30.292000000</meta:creation-date>
    <dc:date>2023-02-02T16:47:03.636000000</dc:date>
    <meta:editing-duration>P1DT7H32M28S</meta:editing-duration>
    <meta:editing-cycles>5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31" meta:word-count="689" meta:character-count="4318" meta:non-whitespace-character-count="3659"/>
  </office:meta>
</office:document-meta>
</file>